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zxx" fo:country="none" style:text-underline-style="solid" style:text-underline-width="auto" style:text-underline-color="font-color" officeooo:rsid="00137991" officeooo:paragraph-rsid="000d1fd6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text-underline-style="none" officeooo:rsid="000e29fc" officeooo:paragraph-rsid="000e29fc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style:text-underline-style="none" officeooo:rsid="000f8340" officeooo:paragraph-rsid="000f8340" style:language-asian="zxx" style:country-asian="none" style:language-complex="zxx" style:country-complex="none"/>
    </style:style>
    <style:style style:name="P4" style:family="paragraph" style:parent-style-name="Standard" style:list-style-name="L1">
      <style:text-properties fo:language="zxx" fo:country="none" style:text-underline-style="none" officeooo:rsid="000f8340" officeooo:paragraph-rsid="000f8340" style:language-asian="zxx" style:country-asian="none" style:language-complex="zxx" style:country-complex="none"/>
    </style:style>
    <style:style style:name="T1" style:family="text">
      <style:text-properties officeooo:rsid="0013cef5"/>
    </style:style>
    <style:style style:name="T2" style:family="text">
      <style:text-properties officeooo:rsid="000d742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2.<text:span text:style-name="T1">3</text:span>: Diagrama de Ventas <text:span text:style-name="T1">2</text:span> (<text:span text:style-name="T2">Carrito y d</text:span><text:span text:style-name="T1">escuentos</text:span>):</text:p>
      <text:p text:style-name="P2">Cada cliente tiene un carrito, que está formado por productos nuevos y tiene una fecha de caducidad definida por el gestor, tras la cual, el carrito suelta los objetos.</text:p>
      <text:p text:style-name="P3">Los descuentos pueden afectar a un objeto o a categorías y pueden ser de 4 tipos:</text:p>
      <text:list text:style-name="L1">
        <text:list-item>
          <text:p text:style-name="P4">MasXMenos: el cliente paga menos productos de los que se lleva. Es de un producto en concreto. Ejemplo: 3x2.</text:p>
        </text:list-item>
        <text:list-item>
          <text:p text:style-name="P4">Rebaja: Se hace un descuento en porcentaje respecto del total del carrito.</text:p>
        </text:list-item>
        <text:list-item>
          <text:p text:style-name="P4">Importe Carrito: al llegar a cierta cantidad, te rebajan una cantidad de dinero.</text:p>
        </text:list-item>
        <text:list-item>
          <text:p text:style-name="P4">Regalo: al llegar a cierta cantidad, te regalan un producto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5T18:53:13.161597596</meta:creation-date>
    <dc:date>2026-02-25T19:22:33.529561405</dc:date>
    <meta:editing-duration>PT19M8S</meta:editing-duration>
    <meta:editing-cycles>3</meta:editing-cycles>
    <meta:generator>LibreOffice/25.8.4.2$Linux_X86_64 LibreOffice_project/0366609b1de41a39e1896ae41e33c673f2a73802</meta:generator>
    <meta:document-statistic meta:table-count="0" meta:image-count="0" meta:object-count="0" meta:page-count="1" meta:paragraph-count="7" meta:word-count="111" meta:character-count="626" meta:non-whitespace-character-count="526"/>
  </office:meta>
</office:document-meta>
</file>